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5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7" style:family="paragraph" style:parent-style-name="Heading_20_1">
      <style:paragraph-properties fo:line-height="100%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2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2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bold" officeooo:rsid="001b8001" officeooo:paragraph-rsid="00e5f85d" fo:background-color="transparent" style:font-style-asian="normal" style:font-weight-asian="bold" style:font-style-complex="normal" style:font-weight-complex="bold"/>
    </style:style>
    <style:style style:name="P12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538f8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0f94841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0f34e22" style:font-style-asian="normal" style:font-weight-asian="normal" style:font-style-complex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3" style:family="text">
      <style:text-properties officeooo:rsid="00fedcab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4" style:family="text">
      <style:text-properties officeooo:rsid="00061718"/>
    </style:style>
    <style:style style:name="T135" style:family="text">
      <style:text-properties officeooo:rsid="00072975"/>
    </style:style>
    <style:style style:name="T13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58" style:family="text">
      <style:text-properties style:font-name="Liberation Serif" officeooo:rsid="0044ae78"/>
    </style:style>
    <style:style style:name="T15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6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5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6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6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6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69" style:family="text">
      <style:text-properties officeooo:rsid="00194778"/>
    </style:style>
    <style:style style:name="T170" style:family="text">
      <style:text-properties officeooo:rsid="0030463c"/>
    </style:style>
    <style:style style:name="T171" style:family="text">
      <style:text-properties officeooo:rsid="0030e0a1"/>
    </style:style>
    <style:style style:name="T172" style:family="text">
      <style:text-properties officeooo:rsid="00408209"/>
    </style:style>
    <style:style style:name="T173" style:family="text">
      <style:text-properties style:text-underline-style="none" fo:font-weight="normal" officeooo:rsid="004124e5" style:font-weight-asian="normal" style:font-weight-complex="normal"/>
    </style:style>
    <style:style style:name="T174" style:family="text">
      <style:text-properties style:text-underline-style="none" fo:font-weight="normal" officeooo:rsid="00059c96" style:font-weight-asian="normal" style:font-weight-complex="normal"/>
    </style:style>
    <style:style style:name="T175" style:family="text">
      <style:text-properties style:text-underline-style="none" fo:font-weight="normal" officeooo:rsid="00420662" style:font-weight-asian="normal" style:font-weight-complex="normal"/>
    </style:style>
    <style:style style:name="T176" style:family="text">
      <style:text-properties style:text-underline-style="none" fo:font-weight="normal" officeooo:rsid="0042c288" style:font-weight-asian="normal" style:font-weight-complex="normal"/>
    </style:style>
    <style:style style:name="T177" style:family="text">
      <style:text-properties style:text-underline-style="none" fo:font-weight="normal" officeooo:rsid="004e0ee6" style:font-weight-asian="normal" style:font-weight-complex="normal"/>
    </style:style>
    <style:style style:name="T178" style:family="text">
      <style:text-properties style:text-underline-style="none" fo:font-weight="normal" officeooo:rsid="0013b216" style:font-weight-asian="normal" style:font-weight-complex="normal"/>
    </style:style>
    <style:style style:name="T179" style:family="text">
      <style:text-properties style:text-underline-style="none" fo:font-weight="normal" officeooo:rsid="0053cdb5" style:font-weight-asian="normal" style:font-weight-complex="normal"/>
    </style:style>
    <style:style style:name="T180" style:family="text">
      <style:text-properties style:text-underline-style="none" fo:font-weight="normal" officeooo:rsid="00061718" style:font-weight-asian="normal" style:font-weight-complex="normal"/>
    </style:style>
    <style:style style:name="T181" style:family="text">
      <style:text-properties style:text-underline-style="none" fo:font-weight="normal" officeooo:rsid="0004f1de" style:font-weight-asian="normal" style:font-weight-complex="normal"/>
    </style:style>
    <style:style style:name="T182" style:family="text">
      <style:text-properties style:text-underline-style="none" fo:font-weight="normal" officeooo:rsid="0070ec7d" style:font-weight-asian="normal" style:font-weight-complex="normal"/>
    </style:style>
    <style:style style:name="T183" style:family="text">
      <style:text-properties style:text-underline-style="none" fo:font-weight="normal" officeooo:rsid="008a6699" style:font-weight-asian="normal" style:font-weight-complex="normal"/>
    </style:style>
    <style:style style:name="T184" style:family="text">
      <style:text-properties style:text-underline-style="none" fo:font-weight="normal" officeooo:rsid="008deecb" style:font-weight-asian="normal" style:font-weight-complex="normal"/>
    </style:style>
    <style:style style:name="T185" style:family="text">
      <style:text-properties style:text-underline-style="none" fo:font-weight="normal" officeooo:rsid="0008bf16" style:font-weight-asian="normal" style:font-weight-complex="normal"/>
    </style:style>
    <style:style style:name="T186" style:family="text">
      <style:text-properties style:text-underline-style="none" fo:font-weight="normal" officeooo:rsid="0030e0a1" style:font-weight-asian="normal" style:font-weight-complex="normal"/>
    </style:style>
    <style:style style:name="T187" style:family="text">
      <style:text-properties style:text-underline-style="none" fo:font-weight="normal" officeooo:rsid="003574fe" style:font-weight-asian="normal" style:font-weight-complex="normal"/>
    </style:style>
    <style:style style:name="T188" style:family="text">
      <style:text-properties style:text-underline-style="none" fo:font-weight="normal" officeooo:rsid="0097fbd1" style:font-weight-asian="normal" style:font-weight-complex="normal"/>
    </style:style>
    <style:style style:name="T189" style:family="text">
      <style:text-properties style:text-underline-style="none" fo:font-weight="normal" officeooo:rsid="00754e19" style:font-weight-asian="normal" style:font-weight-complex="normal"/>
    </style:style>
    <style:style style:name="T190" style:family="text">
      <style:text-properties style:text-underline-style="none" fo:font-weight="normal" officeooo:rsid="00c3c71b" style:font-weight-asian="normal" style:font-weight-complex="normal"/>
    </style:style>
    <style:style style:name="T191" style:family="text">
      <style:text-properties style:text-underline-style="none" fo:font-weight="normal" officeooo:rsid="00072975" style:font-weight-asian="normal" style:font-weight-complex="normal"/>
    </style:style>
    <style:style style:name="T192" style:family="text">
      <style:text-properties style:text-underline-style="none" fo:font-weight="normal" officeooo:rsid="00cd8f65" style:font-weight-asian="normal" style:font-weight-complex="normal"/>
    </style:style>
    <style:style style:name="T193" style:family="text">
      <style:text-properties style:text-underline-style="none" fo:font-weight="normal" officeooo:rsid="00d26a3f" style:font-weight-asian="normal" style:font-weight-complex="normal"/>
    </style:style>
    <style:style style:name="T194" style:family="text">
      <style:text-properties style:text-underline-style="none" fo:font-weight="normal" officeooo:rsid="00da04e3" style:font-weight-asian="normal" style:font-weight-complex="normal"/>
    </style:style>
    <style:style style:name="T195" style:family="text">
      <style:text-properties style:text-underline-style="none" fo:font-weight="normal" officeooo:rsid="00e504a4" style:font-weight-asian="normal" style:font-weight-complex="normal"/>
    </style:style>
    <style:style style:name="T196" style:family="text">
      <style:text-properties style:text-underline-style="none" fo:font-weight="normal" officeooo:rsid="0092b48e" style:font-weight-asian="normal" style:font-weight-complex="normal"/>
    </style:style>
    <style:style style:name="T197" style:family="text">
      <style:text-properties style:text-underline-style="none" fo:font-weight="normal" officeooo:rsid="00f60c80" style:font-weight-asian="normal" style:font-weight-complex="normal"/>
    </style:style>
    <style:style style:name="T198" style:family="text">
      <style:text-properties style:text-underline-style="none" fo:font-weight="normal" officeooo:rsid="00b7427f" style:font-weight-asian="normal" style:font-weight-complex="normal"/>
    </style:style>
    <style:style style:name="T199" style:family="text">
      <style:text-properties style:text-underline-style="none" fo:font-weight="normal" officeooo:rsid="00bfe78f" style:font-weight-asian="normal" style:font-weight-complex="normal"/>
    </style:style>
    <style:style style:name="T200" style:family="text">
      <style:text-properties style:text-underline-style="none" fo:font-weight="normal" officeooo:rsid="010d15dd" style:font-weight-asian="normal" style:font-weight-complex="normal"/>
    </style:style>
    <style:style style:name="T201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02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03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0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05" style:family="text">
      <style:text-properties officeooo:rsid="0040d982"/>
    </style:style>
    <style:style style:name="T206" style:family="text">
      <style:text-properties officeooo:rsid="00420662"/>
    </style:style>
    <style:style style:name="T207" style:family="text">
      <style:text-properties officeooo:rsid="0044ae78"/>
    </style:style>
    <style:style style:name="T208" style:family="text">
      <style:text-properties officeooo:rsid="004c7182"/>
    </style:style>
    <style:style style:name="T209" style:family="text">
      <style:text-properties officeooo:rsid="004d8b35"/>
    </style:style>
    <style:style style:name="T210" style:family="text">
      <style:text-properties style:text-underline-style="solid" style:text-underline-width="auto" style:text-underline-color="font-color"/>
    </style:style>
    <style:style style:name="T211" style:family="text">
      <style:text-properties style:text-underline-style="solid" style:text-underline-width="auto" style:text-underline-color="font-color" officeooo:rsid="00061718"/>
    </style:style>
    <style:style style:name="T212" style:family="text">
      <style:text-properties style:text-underline-style="solid" style:text-underline-width="auto" style:text-underline-color="font-color" officeooo:rsid="00043d37"/>
    </style:style>
    <style:style style:name="T213" style:family="text">
      <style:text-properties style:text-underline-style="solid" style:text-underline-width="auto" style:text-underline-color="font-color" officeooo:rsid="000a08d6"/>
    </style:style>
    <style:style style:name="T214" style:family="text">
      <style:text-properties style:text-underline-style="solid" style:text-underline-width="auto" style:text-underline-color="font-color" officeooo:rsid="00bfd4bd"/>
    </style:style>
    <style:style style:name="T21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20" style:family="text">
      <style:text-properties officeooo:rsid="0053cdb5"/>
    </style:style>
    <style:style style:name="T22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2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2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2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2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3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3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3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7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9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7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5" style:family="text">
      <style:text-properties officeooo:rsid="005cf811"/>
    </style:style>
    <style:style style:name="T276" style:family="text">
      <style:text-properties officeooo:rsid="005ff056"/>
    </style:style>
    <style:style style:name="T277" style:family="text">
      <style:text-properties officeooo:rsid="00745ad9"/>
    </style:style>
    <style:style style:name="T278" style:family="text">
      <style:text-properties officeooo:rsid="0078a2da"/>
    </style:style>
    <style:style style:name="T279" style:family="text">
      <style:text-properties officeooo:rsid="00894806"/>
    </style:style>
    <style:style style:name="T280" style:family="text">
      <style:text-properties officeooo:rsid="008d8493"/>
    </style:style>
    <style:style style:name="T281" style:family="text">
      <style:text-properties officeooo:rsid="00c13698"/>
    </style:style>
    <style:style style:name="T282" style:family="text">
      <style:text-properties officeooo:rsid="00c2d31a"/>
    </style:style>
    <style:style style:name="T283" style:family="text">
      <style:text-properties officeooo:rsid="00c2d31a" fo:background-color="transparent" loext:char-shading-value="0"/>
    </style:style>
    <style:style style:name="T284" style:family="text">
      <style:text-properties officeooo:rsid="00cd8f65" fo:background-color="transparent" loext:char-shading-value="0"/>
    </style:style>
    <style:style style:name="T285" style:family="text">
      <style:text-properties officeooo:rsid="00d60023"/>
    </style:style>
    <style:style style:name="T28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9" style:family="text">
      <style:text-properties officeooo:rsid="00e504a4"/>
    </style:style>
    <style:style style:name="T290" style:family="text">
      <style:text-properties officeooo:rsid="00f94841"/>
    </style:style>
    <style:style style:name="T291" style:family="text">
      <style:text-properties officeooo:rsid="00fc1122"/>
    </style:style>
    <style:style style:name="T292" style:family="text">
      <style:text-properties officeooo:rsid="00fe5e62"/>
    </style:style>
    <style:style style:name="T293" style:family="text">
      <style:text-properties officeooo:rsid="0106f4f7"/>
    </style:style>
    <style:style style:name="T294" style:family="text">
      <style:text-properties officeooo:rsid="010a4fc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" text:outline-level="1"><text:span text:style-name="T279">Dr </text:span>Kyle A Oman</text:h>
      <text:p text:style-name="P64"><text:tab/><text:span text:style-name="T35">Office: +44 (0) 191 33 43011<text:tab/>Institute for Computational Cosmology</text:span></text:p>
      <text:p text:style-name="P63"><text:tab/><text:span text:style-name="T35">Mobile: +44 (0) 737 693 4098<text:tab/>Department of Physics &amp; Astronomy, Durham University</text:span></text:p>
      <text:p text:style-name="P62"><text:tab/><text:span text:style-name="T35">kyle.a.oman@durham.ac.uk</text:span><text:tab/><text:span text:style-name="T172">South Road, Durham DH1 3LE, United Kingdom<text:line-break/><text:tab/></text:span><text:a xlink:type="simple" xlink:href="https://kyleaoman.github.io/" text:style-name="Internet_20_link" text:visited-style-name="Visited_20_Internet_20_Link"><text:span text:style-name="T290">kyleaoman.github.io</text:span></text:a></text:p>
      <text:p text:style-name="P6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2"><text:span text:style-name="T216">Academic </text:span><text:span text:style-name="T218">Qualifications</text:span><text:span text:style-name="T212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105"><text:span text:style-name="T172">Employment</text:span><text:tab/></text:p>
      <text:p text:style-name="P56"><text:span text:style-name="T201"><text:tab/></text:span><text:span text:style-name="T204">Asst. Professor &amp; Royal Society Dorothy Hodgkin Fellow<text:tab/>Oct 2023 – present<text:line-break/><text:tab/> <text:s/>Institute for Computational Cosmology, Durham University</text:span></text:p>
      <text:p text:style-name="P56"><text:span text:style-name="T201"><text:tab/></text:span><text:span text:style-name="T203">Postdoctoral research associate (grade 8)</text:span><text:span text:style-name="T202"><text:tab/>Jul 2022 </text:span><text:span text:style-name="T201">– </text:span><text:span text:style-name="T204">Sept 2023</text:span><text:span text:style-name="T190"><text:line-break/><text:tab/> <text:s/>Institute for Computational Cosmology, Durham University</text:span></text:p>
      <text:p text:style-name="P29"><text:tab/>Postdoctoral research associate <text:span text:style-name="T285">(grade 7)</text:span><text:tab/>Oct 2019 – <text:span text:style-name="T285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05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14"/>
      <text:p text:style-name="P113"><text:span text:style-name="T216">Grants, </text:span><text:span text:style-name="T219">Computing Time</text:span><text:span text:style-name="T210"> &amp; </text:span><text:span text:style-name="T214">Funding</text:span><text:span text:style-name="T210"><text:tab/></text:span></text:p>
      <text:p text:style-name="P27"><text:tab/><text:span text:style-name="T294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/text:span></text:p>
      <text:p text:style-name="P27"><text:span text:style-name="T290"><text:tab/>Royal Society Dorothy Hodgkin Fellowship (GBP 1.</text:span><text:span text:style-name="T293">5</text:span><text:span text:style-name="T290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82">Cosmology and Astroparticle Student &amp; Postdoc Exchange Network Visitor (GBP</text:span><text:span text:style-name="T283"> </text:span><text:span text:style-name="T284">1 400</text:span><text:span text:style-name="T283">)</text:span><text:span text:style-name="T282"><text:tab/>2022</text:span><text:span text:style-name="T281"><text:line-break/><text:tab/> <text:s/></text:span><text:span text:style-name="T6">Title</text:span><text:span text:style-name="T5">: “Structure and equilibrium of simulated dwarf galaxies”</text:span><text:span text:style-name="T281"><text:tab/> <text:s/></text:span></text:p>
      <text:p text:style-name="P58"><text:span text:style-name="T198"><text:tab/>Durham University Physics Department Developing Talent Award </text:span><text:span text:style-name="T199">(GBP 4 000)</text:span><text:span text:style-name="T198"><text:tab/>2022<text:line-break/><text:tab/> <text:s/></text:span><text:span text:style-name="T32">Title</text:span><text:span text:style-name="T259">: “The fragility of dwarf galaxies used as dark matter tracers”</text:span></text:p>
      <text:p text:style-name="P111"><text:span text:style-name="T217">Scholarships</text:span><text:span text:style-name="T210"> &amp; Awards<text:tab/></text:span></text:p>
      <text:p text:style-name="P26"><text:tab/><text:span text:style-name="T285">Durham University Discretionary Award<text:tab/>202</text:span><text:span text:style-name="T291">3</text:span><text:span text:style-name="T285"><text:line-break/><text:tab/> <text:s/>GBP </text:span><text:span text:style-name="T290">5</text:span><text:span text:style-name="T285">00, Institution-level, award by nomination</text:span></text:p>
      <text:p text:style-name="P26"><text:tab/><text:span text:style-name="T28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75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75">2014<text:line-break/></text:span><text:tab/> <text:s/>CAD 11 250, Institution-level, award by nomination</text:p>
      <text:p text:style-name="P22"><text:tab/>University of Victoria Fellowship<text:tab/><text:span text:style-name="T275">2013<text:line-break/></text:span><text:tab/> <text:s/>CAD 15 000, Institution-level, award by nomination</text:p>
      <text:p text:style-name="P22"><text:tab/>Queen Elizabeth II Graduate Scholarship in Science and Technology<text:tab/><text:span text:style-name="T275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soft-page-break/><text:tab/>National Science and Engineering Research Council Undergraduate Student<text:tab/><text:span text:style-name="T275">2009<text:line-break/></text:span><text:tab/>Research Award<text:line-break/><text:tab/> <text:s/>CAD 4 500, National-level, summer research scholarship</text:p>
      <text:p text:style-name="P104"><text:span text:style-name="T206">Research </text:span><text:span text:style-name="T276">student </text:span><text:span text:style-name="T206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6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6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6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8">“A dynamic analysis of the gas within simulated galaxies”</text:span></text:p>
      <text:p text:style-name="P34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8">“</text:span><text:span text:style-name="T17">The diverse perturbations affecting dwarf galaxies used as dark <text:line-break/><text:tab/> <text:s/>matter tracers</text:span><text:span text:style-name="T18">”</text:span></text:p>
      <text:p text:style-name="P33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9">“</text:span><text:span text:style-name="T16">The lives and deaths of faint satellite galaxies</text:span><text:span text:style-name="T9">”</text:span></text:p>
      <text:p text:style-name="P51"><text:span text:style-name="T181"><text:tab/></text:span><text:span text:style-name="T183">M</text:span><text:span text:style-name="T193">Phys</text:span><text:span text:style-name="T183"> thesis co-supervisor (with C. Frenk) for Richard Brooks<text:tab/>Oct 2021 </text:span><text:span text:style-name="T174">– </text:span><text:span text:style-name="T193">Apr 2022</text:span><text:span text:style-name="T183"><text:line-break/><text:tab/> <text:s/>Institute for Computational Cosmology, Durham University<text:line-break/><text:tab/> <text:s/></text:span><text:span text:style-name="T26">“</text:span><text:span text:style-name="T27">A path to revealing the nature of dark matter by neutral gas</text:span><text:span text:style-name="T26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5">“Visualisations of Simulated Galaxies”</text:span></text:p>
      <text:p text:style-name="P50"><text:span text:style-name="T181"><text:tab/></text:span><text:span text:style-name="T189">M</text:span><text:span text:style-name="T193">Phys</text:span><text:span text:style-name="T176"> thesis co-supervisor (with C. Frenk) for Finn Roper<text:tab/>Jun 2020 </text:span><text:span text:style-name="T174">– </text:span><text:span text:style-name="T183">Apr 2021</text:span><text:span text:style-name="T176"><text:line-break/><text:tab/> <text:s/>Institute for Computational Cosmology, Durham University<text:line-break/></text:span><text:span text:style-name="T25"><text:tab/> <text:s/>“The effect of baryon feedback on simulated dark matter<text:line-break/><text:tab/> <text:s/>distributions”</text:span></text:p>
      <text:p text:style-name="P54"><text:span text:style-name="T181"><text:tab/></text:span><text:span text:style-name="T173">MSc thesis co-supervisor (with M. Verheijen) for Anatolii Zadvornyi<text:tab/>Sept 2019 </text:span><text:span text:style-name="T174">– </text:span><text:span text:style-name="T183">Jul 2021</text:span><text:span text:style-name="T173"><text:line-break/></text:span><text:span text:style-name="T103"><text:tab/> <text:s/>Kapteyn Institute, Rijksuniversiteit Groningen<text:line-break/><text:tab/> <text:s/></text:span><text:span text:style-name="T24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3">“Star formation histories of Coma Cluster galaxies matched to <text:line-break/><text:tab/> <text:s/>simulated orbits hints at quenching around first pericentre”</text:span></text:p>
      <text:p text:style-name="P49"><text:soft-page-break/><text:span text:style-name="T173"><text:tab/>BSc thesis co-supervisor (with M. Verheijen) for Anatolii Zadvornyi<text:tab/>Jan 2019 </text:span><text:span text:style-name="T174">– </text:span><text:span text:style-name="T173">May 2019<text:line-break/><text:tab/> <text:s/></text:span><text:span text:style-name="T175">Kapteyn Astronomical Institute, Rijksuniversiteit Groningen<text:line-break/><text:tab/> <text:s/></text:span><text:span text:style-name="T19">“</text:span><text:span text:style-name="T13">Enviromental </text:span><text:span text:style-name="T14">s</text:span><text:span text:style-name="T13">tar </text:span><text:span text:style-name="T14">f</text:span><text:span text:style-name="T13">ormation </text:span><text:span text:style-name="T14">s</text:span><text:span text:style-name="T13">uppression in </text:span><text:span text:style-name="T14">g</text:span><text:span text:style-name="T13">alaxy </text:span><text:span text:style-name="T14">c</text:span><text:span text:style-name="T13">lusters</text:span><text:span text:style-name="T19">”</text:span></text:p>
      <text:p text:style-name="P56"><text:span text:style-name="T181"><text:tab/></text:span><text:span text:style-name="T173">BSc</text:span><text:span text:style-name="T174"> thesis co-supervisor </text:span><text:span text:style-name="T173">(with J. Navarro, A. Fattahi) </text:span><text:span text:style-name="T174">for James Lan</text:span><text:span text:style-name="T173">e</text:span><text:span text:style-name="T174"><text:tab/>Sept 2016 – </text:span><text:span text:style-name="T180">Apr</text:span><text:span text:style-name="T174"> 2017<text:line-break/></text:span><text:span text:style-name="T104"><text:tab/> <text:s/></text:span><text:span text:style-name="T105">Department of Physics &amp; Astronomy, University of Victoria</text:span><text:span text:style-name="T174"><text:line-break/><text:tab/> <text:s/></text:span><text:span text:style-name="T21">“The mysterious progenitor of the Ophiuchus stream”</text:span></text:p>
      <text:p text:style-name="P37"><text:span text:style-name="T9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9">“</text:span><text:span text:style-name="T13">T</text:span><text:span text:style-name="T9">he effect of an impulsive gravitational perturbation on a dark <text:line-break/><text:tab/> <text:s/>matter halo”</text:span></text:p>
      <text:p text:style-name="P103"><text:span text:style-name="T78">Teaching Experience</text:span><text:tab/></text:p>
      <text:p text:style-name="P11"><text:span text:style-name="T10"><text:tab/></text:span><text:span text:style-name="T80">Course development<text:tab/>May – Aug 2015<text:line-break/><text:tab/><text:tab/></text:span><text:span text:style-name="T10">Produced new draft of laboratory manual for </text:span><text:span text:style-name="T12">University of Victoria </text:span><text:span text:style-name="T10">undergraduate<text:line-break/><text:tab/><text:tab/>introductory astronomy course, in use as of Fall 2016. Development of visualization <text:tab/><text:tab/><text:tab/><text:tab/>software for use in same </text:span><text:span text:style-name="T12">c</text:span><text:span text:style-name="T10">ourse.</text:span></text:p>
      <text:p text:style-name="P61"><text:span text:style-name="T21"><text:tab/></text:span><text:span text:style-name="T125">Substitute lecturer<text:line-break/><text:tab/><text:tab/></text:span><text:span text:style-name="T31">Lectures for courses “Introduction to astronomy; Cosmic history” (Feb-Mar 2023, <text:tab/><text:tab/><text:tab/><text:tab/>instructor C. Frenk), “Introduction to galaxies” (Mar 2017, instructor J. Navarro).</text:span></text:p>
      <text:p text:style-name="P55"><text:span text:style-name="T21"><text:tab/></text:span><text:span text:style-name="T101">G</text:span><text:span text:style-name="T100">uest lecturer<text:tab/><text:line-break/></text:span><text:span text:style-name="T22"><text:tab/><text:tab/>Lectures for courses “Representation of time travel in popular culture” (</text:span><text:span text:style-name="T23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8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9">demonstration and<text:tab/><text:tab/><text:tab/><text:tab/>grading for MSc scientific computing course.</text:span></text:p>
      <text:p text:style-name="P106"><text:span text:style-name="T95">Publications</text:span><text:span text:style-name="T91"><text:tab/></text:span></text:p>
      <text:p text:style-name="P60"><text:span text:style-name="T109">I </text:span><text:span text:style-name="T117">am an author of </text:span><text:span text:style-name="T130">51</text:span><text:span text:style-name="T117"> refereed articles (</text:span><text:span text:style-name="T130">4262</text:span><text:span text:style-name="T117"> citations, H=</text:span><text:span text:style-name="T128">3</text:span><text:span text:style-name="T129">1</text:span><text:span text:style-name="T117">), of which </text:span><text:span text:style-name="T118">8</text:span><text:span text:style-name="T117"> as the first author (</text:span><text:span text:style-name="T124">7</text:span><text:span text:style-name="T130">81</text:span><text:span text:style-name="T117"> citations), and a further </text:span><text:span text:style-name="T124">21</text:span><text:span text:style-name="T117"> in which I had a major role. </text:span><text:span text:style-name="T11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19">. </text:span><text:span text:style-name="T120">I have highlighted some of my best work with a ★. </text:span><text:span text:style-name="T121">P</text:span><text:span text:style-name="T122">apers </text:span><text:span text:style-name="T121">led by students under my supervision</text:span><text:span text:style-name="T122"> are marked with a</text:span><text:span text:style-name="T133"> </text:span><text:span text:style-name="T145">†</text:span><text:span text:style-name="T288">.</text:span></text:p>
      <text:p text:style-name="P99">Pre-prints</text:p>
      <text:list xml:id="list990099162" text:style-name="L1">
        <text:list-item>
          <text:p text:style-name="P128"><text:span text:style-name="T155">O</text:span><text:span text:style-name="T152">man</text:span><text:span text:style-name="T156">, Frenk, Crain, Lovell and Pfeffer (2024). </text:span><text:span text:style-name="T165">A warm dark matter cosmogony may yield more low-mass galaxy detections in 21-cm surveys than a cold dark matter one.</text:span><text:span text:style-name="T156"> MNRAS, submitted. </text:span><text:span text:style-name="T157">[arxiv:2401.11878]</text:span></text:p>
        </text:list-item>
      </text:list>
      <text:p text:style-name="P129"/>
      <text:list xml:id="list210912822045851" text:continue-numbering="true" text:style-name="L1">
        <text:list-item>
          <text:p text:style-name="P130"><text:span text:style-name="T145">Sirks, Harvey, Massey, </text:span><text:span text:style-name="T155">Oman</text:span><text:span text:style-name="T145">, Robertson, Frenk, Everett, Gill and McCleary (2023). </text:span><text:span text:style-name="T164">Hydrodynamical simulations of merging galaxy clusters: giant dark matter particle colliders, powered by gravity</text:span><text:span text:style-name="T145">. MNRAS, submitted.</text:span></text:p>
        </text:list-item>
        <text:list-item>
          <text:p text:style-name="P131"><text:span text:style-name="T145">J</text:span><text:span text:style-name="T141">ones, Sand, Karunakaran, Spekkens, </text:span><text:span text:style-name="T152">Oman</text:span><text:span text:style-name="T141">, Bennet, Besla, Crnojević, Cuillandre, Fielder, Gwyn and Mutlu-Pakdil (2023). </text:span><text:span text:style-name="T161">Gas and star formation in satellites of Milky Way analogs.</text:span><text:span text:style-name="T141"> ApJ, submitted. </text:span><text:span text:style-name="T151">[arxiv:2311.02152]</text:span></text:p>
        </text:list-item>
        <text:list-item>
          <text:p text:style-name="P132"><text:span text:style-name="T145">A</text:span><text:span text:style-name="T141">mvrosiadis, Lange, Nightingale, He, Frenk, </text:span><text:span text:style-name="T152">Oman</text:span><text:span text:style-name="T141">, Smail, Swinbank, Fragkoudi, Gadotti, Cole, Borsato, Robertson, Massey, Cao and Li (2023). </text:span><text:span text:style-name="T161">The onset of bar formation in a massive galaxy at z~3.8.</text:span><text:span text:style-name="T141"> MNRAS, submitted.</text:span></text:p>
        </text:list-item>
      </text:list>
      <text:p text:style-name="P100">Refereed publications in primary journals</text:p>
      <text:list xml:id="list210912341715560" text:continue-numbering="true" text:style-name="L1">
        <text:list-item>
          <text:p text:style-name="P133"><text:span text:style-name="T145">P</text:span><text:span text:style-name="T141">uglisi, Dudzevičiūtė, Swinbank, Gillman, Tiley, Cirasuolo, Cortese, Glazebrook, Harrison, Ibar, Molina, Obreschkow, </text:span><text:span text:style-name="T152">Oman</text:span><text:span text:style-name="T141">, Schaller, Shankar and Sharples (2023). </text:span><text:span text:style-name="T161">KURVS: The outer rotation curve shapes and dark matter fractions of z~1.5 star-forming galaxies.</text:span><text:span text:style-name="T141"> MNRAS </text:span><text:span text:style-name="T150">524: 2814</text:span><text:span text:style-name="T141">. </text:span><text:span text:style-name="T149">[arxiv:2305.04382]</text:span></text:p>
        </text:list-item>
        <text:list-item>
          <text:p text:style-name="P133"><text:span text:style-name="T145">† </text:span><text:span text:style-name="T146">Brooks, </text:span><text:span text:style-name="T154">Oman</text:span><text:span text:style-name="T146"> and Frenk (2022). </text:span><text:span text:style-name="T163">The North-South asymmetry of the ALFALFA HI velocity width function</text:span><text:span text:style-name="T146">. MNRAS </text:span><text:span text:style-name="T149">522: 4043</text:span><text:span text:style-name="T146">. [arxiv:2211.08092]</text:span></text:p>
        </text:list-item>
        <text:list-item>
          <text:p text:style-name="P134"><text:span text:style-name="T145">† </text:span><text:span text:style-name="T141">Downing and </text:span><text:span text:style-name="T152">Oman</text:span><text:span text:style-name="T141"> (2023). </text:span><text:span text:style-name="T161">The many reasons that the rotation curves of low-mass galaxies can fail as tracers of their matter distributions.</text:span><text:span text:style-name="T141"> MNRAS </text:span><text:span text:style-name="T149">522: 3318</text:span><text:span text:style-name="T141">. [arxiv:2301.05242]</text:span></text:p>
        </text:list-item>
        <text:list-item>
          <text:p text:style-name="P134"><text:span text:style-name="T145">R</text:span><text:span text:style-name="T146">eeves, Hudson and </text:span><text:span text:style-name="T154">Oman</text:span><text:span text:style-name="T146"> (2022). </text:span><text:span text:style-name="T163">Constraining satellite quenching timescales in galaxy clusters by forward-modelling stellar ages and quiescent fractions in projected phase space.</text:span><text:span text:style-name="T146"> MNRAS </text:span><text:span text:style-name="T149">522: 1779</text:span><text:span text:style-name="T146">. [arxiv:2211.09145]</text:span></text:p>
        </text:list-item>
        <text:list-item>
          <text:p text:style-name="P135"><text:span text:style-name="T145">† </text:span><text:span text:style-name="T246">Roper, </text:span><text:span text:style-name="T236">Oman</text:span><text:span text:style-name="T246">, Frenk, Ben</text:span><text:span text:style-name="T145">ítez-Llambay, Navarro and Santos-Santos (2022). </text:span><text:span text:style-name="T164">The diversity of rotation curves of simulated galaxies with cusps and cores</text:span><text:span text:style-name="T145">. MNRAS</text:span><text:span text:style-name="T148"> </text:span><text:span text:style-name="T149">521: 1316</text:span><text:span text:style-name="T145">. [arxiv:2203.16652]</text:span></text:p>
        </text:list-item>
        <text:list-item>
          <text:p text:style-name="P135"><text:span text:style-name="T14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3">Oman</text:span><text:span text:style-name="T14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7">(2022)</text:span><text:span text:style-name="T142">. </text:span><text:span text:style-name="T162">The Astropy project: Sustaining and growing a community-oriented open-source project and the latest major release (v5.0) of the core package.</text:span><text:span text:style-name="T142"> ApJ </text:span><text:span text:style-name="T146">935: 167</text:span><text:span text:style-name="T142">. </text:span><text:span text:style-name="T143">[arxiv:</text:span><text:span text:style-name="T144">2206.14220</text:span><text:span text:style-name="T143">]</text:span></text:p>
        </text:list-item>
        <text:list-item>
          <text:p text:style-name="P136"><text:soft-page-break/><text:span text:style-name="T244">Bilimogga, </text:span><text:span text:style-name="T235">Oman</text:span><text:span text:style-name="T244">, Verheijen and van der Hulst (2021). </text:span><text:span text:style-name="T258">Using EAGLE simulations to study the effect of observational constraints on determination of HI asymmetries in galaxies</text:span><text:span text:style-name="T244">. MNRAS </text:span><text:span text:style-name="T245">513: 5310</text:span><text:span text:style-name="T244">. [arxiv:2205.00675]</text:span></text:p>
        </text:list-item>
        <text:list-item>
          <text:p text:style-name="P137"><text:span text:style-name="T240">Mancera</text:span><text:span text:style-name="T238">-Piña</text:span><text:span text:style-name="T242">, </text:span><text:span text:style-name="T240">Fraternali, Oosterloo, Adams, </text:span><text:span text:style-name="T233">Oman</text:span><text:span text:style-name="T240"> and Leisman (202</text:span><text:span text:style-name="T243">2</text:span><text:span text:style-name="T240">). </text:span><text:span text:style-name="T254">No need for dark matter: resolved kinematics of the ultra-diffuse galaxy AGC 114905.</text:span><text:span text:style-name="T240"> MNRAS</text:span><text:span text:style-name="T241"> 512: 3230</text:span><text:span text:style-name="T240">. [arxiv:</text:span><text:span text:style-name="T243">2112.00017</text:span><text:span text:style-name="T240">]</text:span></text:p>
        </text:list-item>
        <text:list-item>
          <text:p text:style-name="P137"><text:span text:style-name="T142">† </text:span><text:span text:style-name="T240">Sirks, </text:span><text:span text:style-name="T233">Oman</text:span><text:span text:style-name="T240">, Robertson, Massey and Frenk (2021). </text:span><text:span text:style-name="T254">The effects of self-interacting dark matter on the stripping of galaxies that fall into clusters</text:span><text:span text:style-name="T240">. MNRAS </text:span><text:span text:style-name="T241">511: 5927</text:span><text:span text:style-name="T240">. [arxiv:2109.03257]</text:span></text:p>
        </text:list-item>
        <text:list-item>
          <text:p text:style-name="P138"><text:span text:style-name="T273">Oman</text:span><text:span text:style-name="T265"> (202</text:span><text:span text:style-name="T268">2</text:span><text:span text:style-name="T265">). </text:span><text:span text:style-name="T249">The ALFALFA </text:span><text:span text:style-name="T250">HI</text:span><text:span text:style-name="T249"> velocity width function.</text:span><text:span text:style-name="T265"> MNRAS </text:span><text:span text:style-name="T267">509:</text:span><text:span text:style-name="T265"> </text:span><text:span text:style-name="T267">3268</text:span><text:span text:style-name="T265">. [arxiv:2108.08856]</text:span></text:p>
        </text:list-item>
        <text:list-item>
          <text:p text:style-name="P138"><text:span text:style-name="T261">K</text:span><text:span text:style-name="T260">arunakaran, Spekkens, </text:span><text:span text:style-name="T270">Oman</text:span><text:span text:style-name="T260">, Simpson, Fattahi, Sand, Bennet, Crnojevi</text:span><text:span text:style-name="T159">ć</text:span><text:span text:style-name="T260">, Frenk, G</text:span><text:span text:style-name="T159">ó</text:span><text:span text:style-name="T260">mez, Grand, Jones, Marinacci, Mutlu-Pakdil, Navarro </text:span><text:span text:style-name="T264">and</text:span><text:span text:style-name="T260"> Zaritsky (2021). </text:span><text:span text:style-name="T247">Satellites around Milky Way analogs: Tension in the number and fraction of quiescent satellites seen in observations versus simulations.</text:span><text:span text:style-name="T260"> ApJ </text:span><text:span text:style-name="T266">916: 19</text:span><text:span text:style-name="T260">. [arxiv:2105.09321]</text:span></text:p>
        </text:list-item>
        <text:list-item>
          <text:p text:style-name="P139"><text:span text:style-name="T286">† </text:span><text:span text:style-name="T260">Upadhyay, </text:span><text:span text:style-name="T270">Oman</text:span><text:span text:style-name="T260"> </text:span><text:span text:style-name="T264">and</text:span><text:span text:style-name="T272"> </text:span><text:span text:style-name="T260">Trager (2021). </text:span><text:span text:style-name="T247">Star formation histories of Coma Cluster galaxies matched to simulated orbits hint at quenching around first pericenter.</text:span><text:span text:style-name="T260"> A&amp;A </text:span><text:span text:style-name="T266">652: A16</text:span><text:span text:style-name="T260">. [arxiv:2104.04388]</text:span></text:p>
        </text:list-item>
        <text:list-item>
          <text:p text:style-name="P140"><text:span text:style-name="T261">Brouwer, </text:span><text:span text:style-name="T271">Oman</text:span><text:span text:style-name="T261">, </text:span><text:span text:style-name="T262">Valentijn, Bilicki, Heymans, Hoekstra, Napolitano, Roy, Tortora, Wright, Asgari, van den Busch, Dvornik, Erben, Giblin, Graham, Hildebrandt, Hopkins, Kannawadi, Kuijken, Liske, Shan, Tr</text:span><text:span text:style-name="T160">ö</text:span><text:span text:style-name="T262">ster and Visser (202</text:span><text:span text:style-name="T263">1</text:span><text:span text:style-name="T262">). </text:span><text:span text:style-name="T248">The weak lensing radial acceleration relation: Constraining modified gravity and cold dark matter theories with KiDS-1000.</text:span><text:span text:style-name="T262"> A&amp;A </text:span><text:span text:style-name="T263">650: A113</text:span><text:span text:style-name="T262">. </text:span><text:span text:style-name="T263">[arxiv:2106.11677]</text:span></text:p>
        </text:list-item>
        <text:list-item>
          <text:p text:style-name="P143"><text:span text:style-name="T224">B</text:span><text:span text:style-name="T221">oard, Bozorgnia, Strigari, Grand, Fattahi, Frenk, Marinacci, Navarro and </text:span><text:span text:style-name="T229">Oman</text:span><text:span text:style-name="T221"> (2021). </text:span><text:span text:style-name="T252">Velocity-dependent J-factors for annihilation radiation from cosmological simulations.</text:span><text:span text:style-name="T221"> JCAP 2021-04: 70. </text:span><text:span text:style-name="T225">[arxiv:</text:span><text:span text:style-name="T221">2101.06284</text:span><text:span text:style-name="T225">]</text:span></text:p>
        </text:list-item>
        <text:list-item>
          <text:p text:style-name="P143"><text:span text:style-name="T230">★ Oman</text:span><text:span text:style-name="T226">, Bahé, Healy, Hess, Hudson and Verheijen (2021). </text:span><text:span text:style-name="T255">A homogeneous measurement of the delay between the onsets of gas stripping and star formation quenching in satellite galaxies of groups and clusters.</text:span><text:span text:style-name="T226"> MNRAS </text:span><text:span text:style-name="T227">501: 5073</text:span><text:span text:style-name="T226">. [arxiv:2009.00667]</text:span></text:p>
        </text:list-item>
        <text:list-item>
          <text:p text:style-name="P143"><text:span text:style-name="T226">Deason, </text:span><text:span text:style-name="T230">Oman</text:span><text:span text:style-name="T226">, Fattahi, Schaller, Jauzac, Zhang, Montes, Bahé, Dalla Vecchia, Kay and Evans (2020). </text:span><text:span text:style-name="T255">Stellar splashback: </text:span><text:span text:style-name="T256">t</text:span><text:span text:style-name="T255">he edge of the intracluster light.</text:span><text:span text:style-name="T226"> MNRAS 500: 4181. [arxiv:2010.02937]</text:span></text:p>
        </text:list-item>
        <text:list-item>
          <text:p text:style-name="P143"><text:span text:style-name="T223">Genina, Read, Frenk, Cole, Benítez-Llambay, Ludlow, Navarro, </text:span><text:span text:style-name="T231">Oman</text:span><text:span text:style-name="T223"> and Robertson (2020). </text:span><text:span text:style-name="T253">To beta or not to beta: can higher-order Jeans analysis break the mass-anisotropy degeneracy in simulated dwarfs?</text:span><text:span text:style-name="T223"> MNRAS </text:span><text:span text:style-name="T226">498: 144</text:span><text:span text:style-name="T223">. [arxiv:1911.09124]</text:span></text:p>
        </text:list-item>
        <text:list-item>
          <text:p text:style-name="P143"><text:span text:style-name="T223">Deason, Fattahi, Frenk, Grand, </text:span><text:span text:style-name="T231">Oman</text:span><text:span text:style-name="T223">, Garrison-Kimmel, Simpson and Navarro (2020). </text:span><text:span text:style-name="T253">The edge of the Galaxy.</text:span><text:span text:style-name="T223"> MNRAS 496: 3929. [arxiv:2002.09497]</text:span></text:p>
        </text:list-item>
      </text:list>
      <text:p text:style-name="P146"/>
      <text:list xml:id="list210911597709441" text:continue-numbering="true" text:style-name="L1">
        <text:list-item>
          <text:p text:style-name="P144"><text:span text:style-name="T223">Mancera-Piña, Fraternali, </text:span><text:span text:style-name="T231">Oman</text:span><text:span text:style-name="T223">, Adams, Bacchini, Marasco, Oosterloo, Pezzulli, Posti, Leisman, Cannon, di Teodoro, Gault, Haynes, Reiter, Rhode, Salzer and Smith (2020). </text:span><text:span text:style-name="T253">Robust HI kinematics of gas-rich ultra-diffuse galaxies: hints of a weak-feedback formation scenario.</text:span><text:span text:style-name="T223"> MNRAS 495: 3636. [arxiv:2004.14392]</text:span></text:p>
        </text:list-item>
        <text:list-item>
          <text:p text:style-name="P143"><text:span text:style-name="T223">Marasco, Posti, </text:span><text:span text:style-name="T231">Oman</text:span><text:span text:style-name="T223">, Famaey, Cresci and Fraternali (2020). </text:span><text:span text:style-name="T253">Massive disc galaxies in cosmological hydrodynamical simulations are too dark matter-dominated.</text:span><text:span text:style-name="T223"> A&amp;A, 883: L33. [arxiv:2005.01724]</text:span></text:p>
        </text:list-item>
        <text:list-item>
          <text:p text:style-name="P145"><text:span text:style-name="T223">★ Santos-Santos, Navarro, Robertson, Benítez-Llambay, </text:span><text:span text:style-name="T231">Oman</text:span><text:span text:style-name="T223">, Lovell, Frenk, Ludlow, Fattahi and Ritz (2020). </text:span><text:span text:style-name="T253">Baryonic clues to the puzzling diversity of dwarf galaxy rotation curves.</text:span><text:span text:style-name="T223"> MNRAS 495: 58. [arxiv:1911.09116]</text:span></text:p>
        </text:list-item>
        <text:list-item>
          <text:p text:style-name="P145"><text:span text:style-name="T223">Cautun, Benítez-Llambay, Deason, Frenk, Fattahi, Gómez, Grand, </text:span><text:span text:style-name="T231">Oman</text:span><text:span text:style-name="T223">, Navarro and Simpson (2020). </text:span><text:span text:style-name="T253">The Milky Way total mass profile as inferred fr</text:span><text:span text:style-name="T257">o</text:span><text:span text:style-name="T253">m Gaia DR2.</text:span><text:span text:style-name="T223"> MNRAS 494: 4291. [arxiv:1911.04557]</text:span></text:p>
        </text:list-item>
        <text:list-item>
          <text:p text:style-name="P143"><text:span text:style-name="T223">Richings, Frenk, Jenkins, Robertson, Fattahi, Grand, Navarro, Pakmor, Gómez, Marinacci and </text:span><text:span text:style-name="T231">Oman</text:span><text:span text:style-name="T223"> (2020). </text:span><text:span text:style-name="T253">Subhalo destruction in the APOSTLE and Auriga simulations.</text:span><text:span text:style-name="T223"> MNRAS 492: 5780. [arxiv:1811.12437]</text:span></text:p>
        </text:list-item>
        <text:list-item>
          <text:p text:style-name="P143"><text:span text:style-name="T287">† </text:span><text:span text:style-name="T223">Lane, Navarro, Fattahi, </text:span><text:span text:style-name="T231">Oman</text:span><text:span text:style-name="T223"> and Bovy (2020). </text:span><text:span text:style-name="T253">The Ophiuchus stream progenitor: a new type of globular cluster and its possible Sagittarius connection.</text:span><text:span text:style-name="T223"> MNRAS 492: 4164. [arxiv:1905.12633</text:span><text:span text:style-name="T222">]</text:span></text:p>
        </text:list-item>
        <text:list-item>
          <text:p text:style-name="P143"><text:span text:style-name="T223">Chauhan, Lagos, Obreschkow, Power, </text:span><text:span text:style-name="T231">Oman</text:span><text:span text:style-name="T223"> and Elahi (2019). </text:span><text:span text:style-name="T253">The HI velocity function: a test of cosmology or baryon physics?</text:span><text:span text:style-name="T223"> MNRAS 488: 5898. [arxiv:1906.06130</text:span><text:span text:style-name="T222">]</text:span></text:p>
        </text:list-item>
        <text:list-item>
          <text:p text:style-name="P143"><text:span text:style-name="T223">Genina, Frenk, Benítez-Llambay, Cole, Navarro, </text:span><text:span text:style-name="T231">Oman</text:span><text:span text:style-name="T223"> and Fattahi (2019). </text:span><text:span text:style-name="T253">The distinct stellar metallicity populations of simulated Local Group dwarfs.</text:span><text:span text:style-name="T223"> MNRAS 488: 2312. [arxiv:1812.04839]</text:span></text:p>
        </text:list-item>
        <text:list-item>
          <text:p text:style-name="P143"><text:span text:style-name="T223">Bose, Frenk, Jenkins, Fattahi, Gomez, Grand, Marinacci, Navarro, </text:span><text:span text:style-name="T231">Oman</text:span><text:span text:style-name="T223">, Pakmor, Schaye, Simpson and Springel (2019). </text:span><text:span text:style-name="T253">No cores in dark matter-dominated dwarf galaxies with bursty star formation histories.</text:span><text:span text:style-name="T223"> MNRAS, 486: 4790. [arxiv:1810.03635]</text:span></text:p>
        </text:list-item>
        <text:list-item>
          <text:p text:style-name="P143"><text:span text:style-name="T223">Owers, Hudson, </text:span><text:span text:style-name="T231">Oman</text:span><text:span text:style-name="T223">, Bland-Hawthron, Brough, Bryant, Cortese, Couch, Croom, van de Sande, Federrath, Groves, Hopkins, Lawrence, Lorente, McDermid, Medling, Richards, Scott, Taranu, Welker and Yi (2019). </text:span><text:span text:style-name="T253">The SAMI Galaxy Survey: Quenching of star formation in clusters I. Transition galaxies.</text:span><text:span text:style-name="T223"> ApJ 873: 52. [arxiv:1901.08185]</text:span></text:p>
        </text:list-item>
        <text:list-item>
          <text:p text:style-name="P143"><text:span text:style-name="T231">★ Oman</text:span><text:span text:style-name="T223">, Marasco, Navarro, Frenk, Schaye and Benítez-Llambay (2019). </text:span><text:span text:style-name="T253">Non-circular motions and the diversity of dwarf galaxy rotation curves.</text:span><text:span text:style-name="T223"> MNRAS 482: 821. [arxiv:1706.07478]</text:span></text:p>
        </text:list-item>
        <text:list-item>
          <text:p text:style-name="P143"><text:span text:style-name="T223">Digby, Navarro, Fattahi, Simpson, </text:span><text:span text:style-name="T231">Oman</text:span><text:span text:style-name="T223">, Gomez, Frenk, Grand and Pakmor (2018). </text:span><text:span text:style-name="T253">The star formation histories of dwarf galaxies in Local Group cosmological simulations.</text:span><text:span text:style-name="T223"> MNRAS 485: 5423. [arxiv:1812.04839]</text:span></text:p>
        </text:list-item>
      </text:list>
      <text:p text:style-name="P146"/>
      <text:list xml:id="list210913314017743" text:continue-numbering="true" text:style-name="L1">
        <text:list-item>
          <text:p text:style-name="P144"><text:span text:style-name="T223">Mancera-Piña, Fraternali, Adams, Marasco, Oosterloo, </text:span><text:span text:style-name="T231">Oman</text:span><text:span text:style-name="T223">, Leisman, di Teodoro, Posti, Battipaglia, Cannon, Gault, Haynes, Janowiecki, McAllan, Pagel, Reiter, Rhode, Salzer and Smith (2019). </text:span><text:span text:style-name="T253">Off the baryonic Tully-Fisher relation: a population of baryon-dominated ultra-diffuse galaxies.</text:span><text:span text:style-name="T223"> ApJL 883: 33. [arxiv:1909.01363]</text:span></text:p>
        </text:list-item>
        <text:list-item>
          <text:p text:style-name="P143"><text:span text:style-name="T223">Fattahi, Navarro, Frenk, </text:span><text:span text:style-name="T231">Oman</text:span><text:span text:style-name="T223">, Sawala and Schaller (2018). </text:span><text:span text:style-name="T253">Tidal stripping and the structure of dwarf galaxies in the Local Group.</text:span><text:span text:style-name="T223"> MNRAS 476: 3816. [arxiv:1707.03898]</text:span></text:p>
        </text:list-item>
        <text:list-item>
          <text:p text:style-name="P118"><text:span text:style-name="T238">N</text:span><text:span text:style-name="T239">a</text:span><text:span text:style-name="T238">varro, Yozin, Loewen, Benítez-Llambay, Fattahi, Frenk, </text:span><text:span text:style-name="T232">Oman</text:span><text:span text:style-name="T238">, Schaye and Theuns (2018). </text:span><text:span text:style-name="T253">The innate origin of radial and vertical gradients in a simulated galaxy disc.</text:span><text:span text:style-name="T238"> MNRAS 476: 3648. [arxiv:1709.01040]</text:span></text:p>
        </text:list-item>
        <text:list-item>
          <text:p text:style-name="P118"><text:span text:style-name="T238">Marasco, </text:span><text:span text:style-name="T232">Oman</text:span><text:span text:style-name="T238">, Navarro, Frenk and Oosterloo (2018). </text:span><text:span text:style-name="T253">Bars in dark-matter-dominated dwarf galaxy discs.</text:span><text:span text:style-name="T238"> MNRAS 476: 2168. [arxiv:1711.09914]</text:span></text:p>
        </text:list-item>
        <text:list-item>
          <text:p text:style-name="P118"><text:span text:style-name="T238">Genina, <text:s/>Benítez-Llambay, Frenk, Cole, Fattahi, Navarro, </text:span><text:span text:style-name="T232">Oman</text:span><text:span text:style-name="T238">, Sawala and Theuns (2018). </text:span><text:span text:style-name="T253">The core-cusp problem: a matter of perspective.</text:span><text:span text:style-name="T238"> MNRAS 474: 1398. [arxiv:1707.06303]</text:span></text:p>
        </text:list-item>
        <text:list-item>
          <text:p text:style-name="P118"><text:span text:style-name="T238">Navarro, Benítez-Llambay, Fattahi, Frenk, Ludlow, </text:span><text:span text:style-name="T232">Oman</text:span><text:span text:style-name="T238">, Schaller and Theuns (2017). </text:span><text:span text:style-name="T253">The origin of the mass discrepancy-acceleration relation in ΛCDM.</text:span><text:span text:style-name="T238"> MNRAS 471: 1841. [arxiv:1612.06329]</text:span></text:p>
        </text:list-item>
        <text:list-item>
          <text:p text:style-name="P118"><text:span text:style-name="T238">Campbell, Frenk, Jenkins, Eke, Navarro, Sawala, Schaller, Fattahi, </text:span><text:span text:style-name="T232">Oman</text:span><text:span text:style-name="T238"> and Theuns (2017). </text:span><text:span text:style-name="T253">Knowing the unknowns: uncertainties in simple estimators of dynamical masses.</text:span><text:span text:style-name="T238"> MNRAS 469: 2335. [arxiv:1603.04443]</text:span></text:p>
        </text:list-item>
        <text:list-item>
          <text:p text:style-name="P118"><text:span text:style-name="T238">Wang, Fattahi, Cooper, Sawala, Strigari, Frenk, Navarro, </text:span><text:span text:style-name="T232">Oman</text:span><text:span text:style-name="T238"> and Schaller (2017). </text:span><text:span text:style-name="T253">Tidal features of classical Milky Way satellites in a Λ cold dark matter universe.</text:span><text:span text:style-name="T238"> MNRAS 468: 4887. [arxiv:1611.00778]</text:span></text:p>
        </text:list-item>
        <text:list-item>
          <text:p text:style-name="P118"><text:span text:style-name="T238">Sawala, Pihajoki, Johansson, Frenk, Navarro, </text:span><text:span text:style-name="T232">Oman</text:span><text:span text:style-name="T238"> and White (2017). </text:span><text:span text:style-name="T253">Shaken and stirred: The Milky Way's dark substructures.</text:span><text:span text:style-name="T238"> MNRAS 467: 4383. [arxiv:1609.01718]</text:span></text:p>
        </text:list-item>
        <text:list-item>
          <text:p text:style-name="P120"><text:span text:style-name="T238">Ludlow, Benítez-Llambay, Schaller, Theuns, Frenk, Bower, Schaye, Crain, Navarro, Fattahi and </text:span><text:span text:style-name="T232">Oman</text:span><text:span text:style-name="T238"> (2017). </text:span><text:span text:style-name="T253">The Mass-discrepancy acceleration relation: a natural outcome of galaxy formation in CDM halos.</text:span><text:span text:style-name="T238"> Phys Rev Lett 118: 161103. [arxiv:1610.07663]</text:span></text:p>
        </text:list-item>
        <text:list-item>
          <text:p text:style-name="P120"><text:span text:style-name="T238">Benítez-Llambay, Navarro, Frenk, Sawala, </text:span><text:span text:style-name="T232">Oman</text:span><text:span text:style-name="T238">, Fattahi, Schaller, Schaye, Crain and Theuns (2017). </text:span><text:span text:style-name="T253">The properties of “dark” LCDM haloes in the Local Group.</text:span><text:span text:style-name="T238"> MNRAS 465: 3913. [arxiv:1609.01301]</text:span></text:p>
        </text:list-item>
        <text:list-item>
          <text:p text:style-name="P118"><text:span text:style-name="T238">Starkenburg, </text:span><text:span text:style-name="T232">Oman</text:span><text:span text:style-name="T238">, Navarro, Crain, Fattahi, Frenk, Sawala and Schaye (2017). </text:span><text:span text:style-name="T253">The oldest and most pristine stars in the APOSTLE Local Group simulations.</text:span><text:span text:style-name="T238"> MNRAS 465: 2212. [arxiv:1609.05214]</text:span></text:p>
        </text:list-item>
        <text:list-item>
          <text:p text:style-name="P118"><text:span text:style-name="T238">Sales, Navarro, </text:span><text:span text:style-name="T232">Oman</text:span><text:span text:style-name="T238">, Fattahi, Ferrero, Abadi, Bower, Crain, Frenk, Sawala, Schaller, Schaye, Theuns and White (2016). </text:span><text:span text:style-name="T253">The low-mass end of the baryonic Tully-Fisher relation.</text:span><text:span text:style-name="T238"> MNRAS 464: 2419. [arxiv:1602.02155]</text:span></text:p>
        </text:list-item>
        <text:list-item>
          <text:p text:style-name="P118"><text:span text:style-name="T232">Oman</text:span><text:span text:style-name="T238"> and Hudson (2016). </text:span><text:span text:style-name="T253">Satellite quenching timescales in clusters from projected phase space measurements matched to simulated orbits.</text:span><text:span text:style-name="T238"> MNRAS, 463: 3083. [arxiv:1607.07934]</text:span></text:p>
        </text:list-item>
        <text:list-item>
          <text:p text:style-name="P118"><text:span text:style-name="T238">Schaller, Frenk, Fattahi, Navarro, </text:span><text:span text:style-name="T232">Oman</text:span><text:span text:style-name="T238"> and Sawala (2016). </text:span><text:span text:style-name="T253">The low abundance and insignificance of dark discs in simulated Milky Way galaxies.</text:span><text:span text:style-name="T238"> MNRAS 461: L56. [arxiv:1605.02770]</text:span></text:p>
        </text:list-item>
      </text:list>
      <text:p text:style-name="P122"/>
      <text:list xml:id="list210912927657611" text:continue-numbering="true" text:style-name="L1">
        <text:list-item>
          <text:p text:style-name="P119"><text:span text:style-name="T232">Oman</text:span><text:span text:style-name="T238">, Navarro, Sales, Fattahi, Frenk, Sawala, Schaller and White (2016). </text:span><text:span text:style-name="T253">Missing dark matter in dwarf galaxies?</text:span><text:span text:style-name="T238"> MNRAS 460: 3610. [arxiv:1601.01026]</text:span></text:p>
        </text:list-item>
        <text:list-item>
          <text:p text:style-name="P118"><text:span text:style-name="T238">Sawala, Frenk, Fattahi, Navarro, Bower, Crain, Dalla Vecchia, Furlong, Helly, Jenkins, </text:span><text:span text:style-name="T232">Oman</text:span><text:span text:style-name="T238">, Schaller, Schaye, Theuns, Trayford and White (2016). </text:span><text:span text:style-name="T253">The APOSTLE simulations: solutions to the Local Group's cosmic puzzles.</text:span><text:span text:style-name="T238"> MNRAS 457: 1931. [arxiv:1511.01098]</text:span></text:p>
        </text:list-item>
        <text:list-item>
          <text:p text:style-name="P118"><text:span text:style-name="T238">Fattahi, Navarro, Sawala, Frenk, </text:span><text:span text:style-name="T232">Oman</text:span><text:span text:style-name="T238">, Crain, Furlong, Schaller, Schaye, Theuns and Jenkins (2016). </text:span><text:span text:style-name="T253">The APOSTLE project: Local Group kinematic mass constraints and simulation candidate selection.</text:span><text:span text:style-name="T238"> MNRAS 457: 844. [arxiv:1507.03643]</text:span></text:p>
        </text:list-item>
        <text:list-item>
          <text:p text:style-name="P118"><text:span text:style-name="T232">★ Oman</text:span><text:span text:style-name="T238">, Navarro, Fattahi, Frenk, Sawala, White, Bower, Crain, Furlong, Schaller, Schaye and Theuns (2015). </text:span><text:span text:style-name="T253">The unexpected diversity of dwarf galaxy rotation curves.</text:span><text:span text:style-name="T238"> MNRAS. 452: 3650. [arxiv:1504.01437]</text:span></text:p>
        </text:list-item>
        <text:list-item>
          <text:p text:style-name="P121"><text:span text:style-name="T238">Taranu, Hudson, Balogh, Smith, Power, </text:span><text:span text:style-name="T232">Oman</text:span><text:span text:style-name="T238">, Krane (2014). </text:span><text:span text:style-name="T253">Quenching star formation in cluster galaxies.</text:span><text:span text:style-name="T238"> MNRAS 440: 1934. [arxiv:1211.3411]</text:span></text:p>
        </text:list-item>
        <text:list-item>
          <text:p text:style-name="P121"><text:span text:style-name="T232">Oman</text:span><text:span text:style-name="T238">, Hudson and Behroozi (2013). </text:span><text:span text:style-name="T253">Disentangling satellite galaxy populations using orbit tracking in simulations.</text:span><text:span text:style-name="T238"> MNRAS 431: 2307. [arxiv:1301.6757]</text:span></text:p>
        </text:list-item>
      </text:list>
      <text:p text:style-name="P95"><text:span text:style-name="T223">O</text:span><text:span text:style-name="T221">ther refereed publications</text:span></text:p>
      <text:list xml:id="list210912735555405" text:continue-numbering="true" text:style-name="L1">
        <text:list-item>
          <text:p text:style-name="P118"><text:span text:style-name="T234">Oman</text:span><text:span text:style-name="T237">, Starkenburg and Navarro (2018). </text:span><text:span text:style-name="T257">The “building blocks” of stellar haloes.</text:span><text:span text:style-name="T237"> Galaxies 5: 33. [arxiv:1708.00929]</text:span></text:p>
          <text:p text:style-name="P123">Non-refereed publications &amp; software</text:p>
        </text:list-item>
        <text:list-item>
          <text:p text:style-name="P124"><text:span text:style-name="T37">Read, Steger, Walker, Genina, Frenk, Cole, </text:span><text:span text:style-name="T228">Ben</text:span><text:span text:style-name="T167">ítez-Llambay, </text:span><text:span text:style-name="T166">Ludlow, Navarro, </text:span><text:span text:style-name="T168">Oman</text:span><text:span text:style-name="T166">, Robertson, Collins, Ibata, Rich, Martin, Peñarrubia. Chapman, Tollerud and Weisz (2023). </text:span><text:span text:style-name="T161">GravSphere: Jeans modelling code.</text:span><text:span text:style-name="T166"> Astrophysics Source Code Library 2312.009.</text:span></text:p>
        </text:list-item>
        <text:list-item>
          <text:p text:style-name="P125"><text:span text:style-name="T36">Oman</text:span><text:span text:style-name="T37">, Brouwer, Ludlow and Navarro (2020). </text:span><text:span text:style-name="T9">Observational constraints on the slope of the radial acceleration relation at low accelerations.</text:span><text:span text:style-name="T37"> [arxiv:2006.06700]</text:span></text:p>
        </text:list-item>
        <text:list-item>
          <text:p text:style-name="P126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6"><text:span text:style-name="T229">Oman</text:span><text:span text:style-name="T221"> (2017). </text:span><text:span text:style-name="T252">The APOSTLE simulations: Rotation curves derived from synthetic 21-cm observations.</text:span><text:span text:style-name="T221"> Rediscovering our Galaxy, Proceedings of the IAU Symposium 334: 213. [arXiv: 1712.02562]</text:span></text:p>
        </text:list-item>
        <text:list-item>
          <text:p text:style-name="P127"><text:span text:style-name="T260">Fattahi, Navarro, Sawala, Frenk, Sales, </text:span><text:span text:style-name="T270">Oman</text:span><text:span text:style-name="T260">, Schaller and Wang (2016). </text:span><text:span text:style-name="T247">The cold dark matter content of Galactic dwarf spheroidals: no cores, no failures, no problem.</text:span><text:span text:style-name="T260"> [arxiv:1607.06479]</text:span></text:p>
        </text:list-item>
        <text:list-item>
          <text:p text:style-name="P127"><text:span text:style-name="T269">Sawala, Frenk, Fattahi, Navarro, Bower, Crain, Dalla Vecchia, Furlong, Helly, Jenkins, </text:span><text:span text:style-name="T274">Oman</text:span><text:span text:style-name="T269">, Scahller, Schaye, Theuns, Trayford and White (2014). </text:span><text:span text:style-name="T251">Local Group galaxies emerge from the dark.</text:span><text:span text:style-name="T269"> [arxiv:1412.2748]</text:span></text:p>
        </text:list-item>
      </text:list>
      <text:p text:style-name="P93"><text:span text:style-name="T170">Conferences and Workshops</text:span><text:tab/></text:p>
      <text:p text:style-name="P56"><text:span text:style-name="T110"><text:tab/></text:span><text:span text:style-name="T127">Contributed talk at “Towards unified sub-grid prescriptions for galaxy modeling”<text:tab/>Sept 2023<text:line-break/><text:tab/> <text:s/>Lorentz Centre, Leiden, The Netherlands</text:span></text:p>
      <text:p text:style-name="P56"><text:span text:style-name="T110"><text:tab/></text:span><text:span text:style-name="T127">Contributed talk at “FiatLux”<text:tab/>Jun 2023<text:line-break/><text:tab/> <text:s/>Centro Mariapoli, Castel Gandolfo, Italy</text:span></text:p>
      <text:p text:style-name="P141"/>
      <text:p text:style-name="P57"><text:span text:style-name="T110"><text:tab/></text:span><text:span text:style-name="T125">Contributed talk at </text:span><text:span text:style-name="T126">“Pathfinder HI Survey Coordination Committee workshop”<text:tab/></text:span><text:span text:style-name="T125">Mar 2023<text:line-break/><text:tab/> <text:s/>University of Cape Town, Cape Town, South Africa</text:span></text:p>
      <text:p text:style-name="P53"><text:span text:style-name="T110"><text:tab/></text:span><text:span text:style-name="T125">Poster at “IAUS 379: Dynamical masses of Local Group galaxies”<text:tab/>Mar 2023<text:line-break/><text:tab/> <text:s/>Telegrafenberg, Potsdam, Germany</text:span></text:p>
      <text:p text:style-name="P59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7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1">warf galaxies beyond the Local Group”</text:span><text:span text:style-name="T132"><text:tab/></text:span><text:span text:style-name="T131">Jun 2022<text:line-break/><text:tab/> <text:s/>Valencia Conference Centre, Valencia, Spain</text:span></text:p>
      <text:p text:style-name="P94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6"><text:span text:style-name="T132"><text:tab/></text:span><text:span text:style-name="T131">Invited talk at “EAS2022/SS5: Neutral hydrogen”</text:span><text:span text:style-name="T132"><text:tab/></text:span><text:span text:style-name="T131">Jun 2022</text:span><text:span text:style-name="T111"><text:line-break/><text:tab/> <text:s/>Valencia Conference Centre, Valencia, Spain</text:span></text:p>
      <text:p text:style-name="P88"><text:tab/>Contributed talk at “Durham Edinburgh Exchange”<text:tab/>Jan 2022<text:line-break/><text:tab/> <text:s/>Virtual meeting</text:p>
      <text:p text:style-name="P70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9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8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8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7"><text:tab/>Contributed talk at “South American Dark Matter”<text:tab/>Dec 2020<text:line-break/><text:tab/> <text:s/>Virtual meeting</text:p>
      <text:p text:style-name="P87"><text:tab/>Contributed talk at “WALLABY Science Day”<text:tab/>Nov 2020<text:line-break/><text:tab/> <text:s/>Virtual meeting</text:p>
      <text:p text:style-name="P67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6"><text:span text:style-name="T38"><text:tab/></text:span><text:span text:style-name="T51">Participant at “Virgo meeting”<text:tab/>Jan 2020<text:line-break/><text:tab/> <text:s/>Durham University, Durham, United Kingdom</text:span></text:p>
      <text:p text:style-name="P66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6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6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142"/>
      <text:p text:style-name="P72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5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73"><text:span text:style-name="T37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5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71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5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1">“</text:span><text:span text:style-name="T86">IAUS 334: Rediscovering our Galaxy”<text:tab/>Jul 2017<text:line-break/><text:tab/> <text:s/>Telegrafenberg, Potsdam, Germany</text:span></text:p>
      <text:p text:style-name="P38"><text:span text:style-name="T79"><text:tab/></text:span><text:span text:style-name="T84">Contributed talk at “On the origin of baryonic galaxy haloes”<text:tab/>Mar 2017<text:line-break/><text:tab/> <text:s/>Observat</text:span><text:span text:style-name="T136">o</text:span><text:span text:style-name="T84">rio Astron</text:span><text:span text:style-name="T136">ómico de Quit</text:span><text:span text:style-name="T140">o</text:span><text:span text:style-name="T136">, Galapagos Islands, Ecuador</text:span></text:p>
      <text:p text:style-name="P96"><text:tab/>Contributed talk at “Northwest astronomy meeting”<text:tab/>Oct 2016<text:line-break/><text:tab/> <text:s/>Western Washington University, Bellingham, USA</text:p>
      <text:p text:style-name="P97"><text:tab/>Contributed talk at “Dark matter in the Milky Way”<text:tab/>May 2016<text:line-break/><text:tab/> <text:s/>Johannes Gutenburg University, Mainz, Germany</text:p>
      <text:p text:style-name="P98"><text:tab/>Contributed talk at “Dark matter on the smallest scales”<text:tab/>Apr 2016<text:line-break/><text:tab/> <text:s/>University of Leiden, Leiden, Netherlands</text:p>
      <text:p text:style-name="P96"><text:tab/>Contributed talk at “Potsdam thinkshop XIII: Near field cosmology”<text:tab/>Mar 2016<text:line-break/><text:tab/> <text:s/>Innsbruck University Centre, Obergurgl, Austria</text:p>
      <text:p text:style-name="P9"><text:span text:style-name="T136"><text:tab/></text:span><text:span text:style-name="T138">Participant at “HiPACC Summer School: AstroInformatics”<text:tab/>Aug 2012<text:line-break/><text:tab/> <text:s/>University of California </text:span><text:span text:style-name="T139">at </text:span><text:span text:style-name="T138">San Diego, San Diego, USA</text:span></text:p>
      <text:p text:style-name="P9"><text:span text:style-name="T136"><text:tab/></text:span><text:span text:style-name="T137">Poster at “Star formation and gas reservoirs in nearby groups and clusters”<text:tab/>Jul 2012<text:line-break/><text:tab/> <text:s/>Union College, Schenectady, USA</text:span></text:p>
      <text:p text:style-name="P102"><text:span text:style-name="T135">Invited </text:span><text:span text:style-name="T220">Colloquia &amp; </text:span><text:span text:style-name="T135">Seminars</text:span><text:tab/></text:p>
      <text:p text:style-name="P86"><text:tab/><text:span text:style-name="T292">Colloquium: Cardiff University School of Physics &amp; Astronomy, UK<text:tab/>Nov 2023</text:span></text:p>
      <text:p text:style-name="P86"><text:tab/><text:span text:style-name="T289">Seminar: University of Edinburgh Institute for Astronomy, UK<text:tab/>Nov 2022</text:span></text:p>
      <text:p text:style-name="P89"><text:tab/>Seminar: University College London Cosmoparticle Initiative, UK<text:tab/>Mar 2022</text:p>
      <text:p text:style-name="P85"><text:tab/>Seminar: International Centre for Radio Astronomy Research, Australia<text:tab/>Aug 2021</text:p>
      <text:p text:style-name="P80"><text:span text:style-name="T220"><text:tab/>Colloquium: </text:span><text:span text:style-name="T208">Queen’s University Department of Physics and Astronomy, Canada<text:tab/>Jan 202</text:span><text:span text:style-name="T209">1</text:span></text:p>
      <text:p text:style-name="P45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9"><text:soft-page-break/><text:span text:style-name="T207"><text:tab/></text:span><text:span text:style-name="T280">Seminar</text:span><text:span text:style-name="T220">: </text:span><text:span text:style-name="T208">Oxford University Department of Physics, UK<text:tab/>Oct 2020</text:span></text:p>
      <text:p text:style-name="P79"><text:span text:style-name="T207"><text:tab/></text:span><text:span text:style-name="T220">Seminar: </text:span><text:span text:style-name="T207">Universidade Federal do Esp</text:span><text:span text:style-name="T158">í</text:span><text:span text:style-name="T207">rito Santo Department of Physics, Brazil<text:tab/>Jul 2020</text:span></text:p>
      <text:p text:style-name="P84"><text:tab/><text:span text:style-name="T220">Colloquium: </text:span>University of Edinburgh Institute for Astronomy, UK<text:tab/>Feb 2020</text:p>
      <text:p text:style-name="P78"><text:tab/><text:span text:style-name="T220">Seminar: </text:span><text:span text:style-name="T207">Deutsches Elektronen-Synchrotron DESY, Germany<text:tab/>Nov 2019</text:span></text:p>
      <text:p text:style-name="P83"><text:tab/><text:span text:style-name="T220">Seminar: </text:span>University of Surrey Physics Department, UK<text:tab/>Sept 2017</text:p>
      <text:p text:style-name="P77"><text:tab/><text:span text:style-name="T220">Seminar: </text:span>University of Cambridge Institute of Astronomy, UK<text:tab/>May 2016</text:p>
      <text:p text:style-name="P76"><text:tab/><text:span text:style-name="T220">Seminar: </text:span>Astrophysics Institute Potsdam, Germany<text:tab/>Apr 2016</text:p>
      <text:p text:style-name="P76"><text:tab/><text:span text:style-name="T220">Seminar: </text:span>University of Washington Physics &amp; Astronomy Department, USA<text:tab/>Feb 2016</text:p>
      <text:p text:style-name="P76"><text:tab/><text:span text:style-name="T220">Seminar: </text:span>University of Waterloo Physics &amp; Astronomy Department, Canada<text:tab/>Dec 2014</text:p>
      <text:p text:style-name="P115"><text:span text:style-name="T213">Public Talks &amp; Outreach</text:span><text:span text:style-name="T212"><text:tab/></text:span></text:p>
      <text:p text:style-name="P56"><text:span text:style-name="T110"><text:tab/></text:span><text:span text:style-name="T127">Street Cosmos at Blackhall demonstrator<text:tab/>Aug 2023</text:span></text:p>
      <text:p text:style-name="P56"><text:span text:style-name="T110"><text:tab/></text:span><text:span text:style-name="T123">Ogden Centre for Fundamental Physics </text:span><text:span text:style-name="T30">Ogden@20</text:span><text:span text:style-name="T123"> open day demonstrator<text:tab/>Nov 2022</text:span></text:p>
      <text:p text:style-name="P92"><text:span text:style-name="T181"><text:tab/></text:span><text:span text:style-name="T194">Celebrate Science! Durham demonstrator<text:tab/>Oct 2022</text:span></text:p>
      <text:p text:style-name="P91"><text:span text:style-name="T181"><text:tab/></text:span><text:span text:style-name="T184">Public talk: Sunderland Astronomical Society<text:tab/>Nov 2021</text:span></text:p>
      <text:p text:style-name="P90"><text:span text:style-name="T181"><text:tab/></text:span><text:span text:style-name="T182">Nuffield Foundation research placement host </text:span><text:span text:style-name="T188">for J. Turnbull</text:span><text:span text:style-name="T182"><text:tab/></text:span><text:span text:style-name="T184">Aug</text:span><text:span text:style-name="T182"> 2021</text:span></text:p>
      <text:p text:style-name="P82"><text:tab/>Royal Society Summer Science Exhibition Workshop<text:tab/>Jul 2021</text:p>
      <text:p text:style-name="P44"><text:span text:style-name="T20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3"><text:span text:style-name="T99"><text:tab/></text:span><text:span text:style-name="T102">Durham ICC School visit</text:span><text:span text:style-name="T127">s</text:span><text:span text:style-name="T102"><text:tab/>Jan 2020 – </text:span><text:span text:style-name="T127">present</text:span></text:p>
      <text:p text:style-name="P81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1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1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6"><text:tab/>Public talk: SPACE: Students in Physics and Astronomy Communication<text:tab/>Aug 2015<text:line-break/><text:tab/> <text:s/>Enrichment</text:p>
      <text:p text:style-name="P75"><text:tab/>University of Victoria Observatory tours for various school, youth and <text:tab/>2015 – <text:span text:style-name="T171">2017</text:span><text:line-break/><text:tab/> <text:s/>general public groups<text:tab/></text:p>
      <text:p text:style-name="P74"><text:tab/><text:span text:style-name="T278">Contributor of &gt;250 physics &amp; astrophysics answers to public questions on the <text:tab/>2013 </text:span>– <text:span text:style-name="T278">present<text:line-break/><text:tab/> <text:s/>PhysicsSE Q&amp;A platform (physics.stackexchange.com/users/11053/kyle-oman)</text:span></text:p>
      <text:p text:style-name="P116"><text:soft-page-break/><text:span text:style-name="T211">Professional </text:span><text:span text:style-name="T215">Citizenship</text:span><text:span text:style-name="T210"><text:tab/></text:span></text:p>
      <text:p text:style-name="P52"><text:span text:style-name="T180"><text:tab/>Re</text:span><text:span text:style-name="T185">feree </text:span><text:span text:style-name="T180">for </text:span><text:span text:style-name="T186">MNRAS, ApJ, </text:span><text:span text:style-name="T187">A&amp;A,</text:span><text:span text:style-name="T186"> </text:span><text:span text:style-name="T195">NatAs, </text:span><text:span text:style-name="T177">PRL, </text:span><text:span text:style-name="T186">JCAP, </text:span><text:span text:style-name="T197">OJA, </text:span><text:span text:style-name="T200">JOSS,</text:span><text:span text:style-name="T180"><text:tab/>2016 – present<text:line-break/><text:tab/> <text:s/></text:span><text:span text:style-name="T200">Chinese Physics C</text:span></text:p>
      <text:p text:style-name="P52"><text:span text:style-name="T180"><text:tab/></text:span><text:span text:style-name="T194">Durham Astronomy &amp; Instrumentation internal mini-conference organiser<text:tab/>Jun 2022</text:span><text:span text:style-name="T181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2"><text:span text:style-name="T176"><text:tab/>Durham Astronomy Friday seminar co-organizer<text:tab/>2019 </text:span><text:span text:style-name="T174">– </text:span><text:span text:style-name="T177">2020</text:span></text:p>
      <text:p text:style-name="P6"><text:span text:style-name="T50"><text:tab/>Kapteyn Institute Monday seminar co-organizer<text:tab/>2018 </text:span><text:span text:style-name="T39">– </text:span><text:span text:style-name="T50">2019</text:span></text:p>
      <text:p text:style-name="P5"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7"><text:span text:style-name="T134">Professional Memberships</text:span><text:tab/></text:p>
      <text:p text:style-name="P31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1"><text:span text:style-name="T53"><text:tab/>MHONGOOSE survey member<text:tab/>2020 </text:span><text:span text:style-name="T37">– </text:span><text:span text:style-name="T53">present</text:span></text:p>
      <text:p text:style-name="P53"><text:span text:style-name="T177"><text:tab/></text:span><text:span text:style-name="T196">SKA </text:span><text:span text:style-name="T195">Cosmology</text:span><text:span text:style-name="T196"> Science Working Group member<text:tab/>202</text:span><text:span text:style-name="T195">2</text:span><text:span text:style-name="T196"> </text:span><text:span text:style-name="T180">– </text:span><text:span text:style-name="T196">present</text:span></text:p>
      <text:p text:style-name="P32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5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1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108"/>
      <text:p text:style-name="P109"><text:span text:style-name="T277">Public codes &amp; utilities</text:span><text:tab/></text:p>
      <text:p text:style-name="P41"><text:span text:style-name="T191"><text:tab/></text:span><text:span text:style-name="T202">SWIFTGalaxy<text:tab/>2022</text:span><text:span text:style-name="T190"><text:line-break/><text:tab/> <text:s/>github.com/</text:span><text:span text:style-name="T192">SWIFTSIM</text:span><text:span text:style-name="T190">/swiftgalaxy</text:span></text:p>
      <text:p text:style-name="P30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102"><text:span text:style-name="T135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101"><text:span text:style-name="T169">Citizenship</text:span><text:tab/></text:p>
      <text:p text:style-name="P3"><text:span text:style-name="T41"><text:tab/></text:span><text:span text:style-name="T42">Canadian</text:span></text:p>
      <text:p text:style-name="P110">References<text:tab/></text:p>
      <text:p text:style-name="P39"><text:span text:style-name="T178"><text:tab/>Prof. </text:span><text:span text:style-name="T184">Carlos Frenk</text:span><text:span text:style-name="T178"><text:line-break/><text:tab/></text:span><text:span text:style-name="T184">Institute for Computational Cosmology</text:span><text:span text:style-name="T179">, </text:span><text:span text:style-name="T184">Durham University</text:span><text:span text:style-name="T179"><text:line-break/><text:tab/>+</text:span><text:span text:style-name="T184">44 191 334 3641</text:span><text:span text:style-name="T179"><text:line-break/><text:tab/></text:span><text:a xlink:type="simple" xlink:href="mailto:c.s.frenk@durham.ac.uk" text:style-name="Internet_20_link" text:visited-style-name="Visited_20_Internet_20_Link"><text:span text:style-name="T184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40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1-22T12:31:32.372009111" text:fixed="true">2024-01-22</text:date></text:span><text:tab/></text:p>
      </style:header-first>
      <style:footer>
        <text:p text:style-name="Footer"><text:tab/><text:page-number text:select-page="current">14</text:page-number> <text:span text:style-name="MT4">of </text:span><text:span text:style-name="MT4"><text:page-count>14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1-30T21:09:11.297113948</dc:date>
    <meta:editing-duration>P1DT16H22M6S</meta:editing-duration>
    <meta:editing-cycles>167</meta:editing-cycles>
    <meta:document-statistic meta:table-count="0" meta:image-count="1" meta:object-count="0" meta:page-count="14" meta:paragraph-count="230" meta:word-count="4050" meta:character-count="30510" meta:non-whitespace-character-count="26160"/>
  </office:meta>
</office:document-meta>
</file>